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0.668cm" svg:y1="10.922cm" svg:x2="15.748cm" svg:y2="10.922cm">
            <text:p/>
          </draw:line>
          <draw:line draw:style-name="gr1" draw:text-style-name="P1" draw:layer="layout" svg:x1="10.668cm" svg:y1="12.954cm" svg:x2="15.748cm" svg:y2="12.954cm">
            <text:p/>
          </draw:line>
          <draw:line draw:style-name="gr1" draw:text-style-name="P1" draw:layer="layout" svg:x1="10.668cm" svg:y1="10.922cm" svg:x2="11.684cm" svg:y2="11.938cm">
            <text:p/>
          </draw:line>
          <draw:line draw:style-name="gr1" draw:text-style-name="P1" draw:layer="layout" svg:x1="14.732cm" svg:y1="11.938cm" svg:x2="15.748cm" svg:y2="12.954cm">
            <text:p/>
          </draw:line>
          <draw:line draw:style-name="gr1" draw:text-style-name="P1" draw:layer="layout" svg:x1="14.732cm" svg:y1="11.938cm" svg:x2="15.748cm" svg:y2="10.922cm">
            <text:p/>
          </draw:line>
          <draw:line draw:style-name="gr1" draw:text-style-name="P1" draw:layer="layout" svg:x1="10.668cm" svg:y1="12.954cm" svg:x2="11.684cm" svg:y2="11.938cm">
            <text:p/>
          </draw:line>
          <draw:frame draw:style-name="gr2" draw:text-style-name="P3" draw:layer="layout" svg:width="3.177cm" svg:height="1.427cm" svg:x="11.432cm" svg:y="11.227cm">
            <draw:text-box>
              <text:p text:style-name="P2"><text:span text:style-name="T1">Perturbing</text:span></text:p>
              <text:p text:style-name="P2"><text:span text:style-name="T1">agent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miter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08:34:43.188937408</meta:creation-date>
    <dc:date>2016-06-10T08:40:07.072531132</dc:date>
    <meta:editing-duration>PT5M24S</meta:editing-duration>
    <meta:editing-cycles>1</meta:editing-cycles>
    <meta:document-statistic meta:object-count="31"/>
    <meta:generator>LibreOffice/5.1.3.2$Linux_X86_64 LibreOffice_project/10m0$Build-2</meta:generator>
  </office:meta>
</office:document-meta>
</file>